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Code" officeooo:rsid="000dbbd5" officeooo:paragraph-rsid="000db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20:12:10.295059314</meta:creation-date>
    <dc:date>2022-08-27T20:13:40.723557692</dc:date>
    <meta:editing-duration>PT1M3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5.2$Linux_X86_64 LibreOffice_project/30$Build-2</meta:generator>
  </office:meta>
</office:document-meta>
</file>